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4.949cm"/>
    </style:style>
    <style:style style:name="gr2" style:family="graphic" style:parent-style-name="standard">
      <style:graphic-properties draw:stroke="none" svg:stroke-color="#000000" draw:fill="none" draw:fill-color="#ffffff" fo:min-height="7.85cm"/>
    </style:style>
    <style:style style:name="gr3" style:family="graphic" style:parent-style-name="standard">
      <style:graphic-properties draw:stroke="none" svg:stroke-color="#000000" draw:fill="none" draw:fill-color="#ffffff" draw:textarea-horizontal-align="left" draw:auto-grow-height="true" draw:auto-grow-width="true" fo:min-height="8.16cm" fo:min-width="18.384cm"/>
    </style:style>
    <style:style style:name="gr4" style:family="graphic" style:parent-style-name="standard">
      <style:graphic-properties draw:stroke="none" svg:stroke-color="#000000" draw:fill="none" draw:fill-color="#ffffff" fo:min-height="15.75cm"/>
    </style:style>
    <style:style style:name="gr5" style:family="graphic" style:parent-style-name="standard">
      <style:graphic-properties draw:stroke="none" svg:stroke-color="#000000" draw:fill="none" draw:fill-color="#ffffff" fo:min-height="1.05cm"/>
    </style:style>
    <style:style style:name="gr6" style:family="graphic" style:parent-style-name="standard">
      <style:graphic-properties draw:stroke="none" svg:stroke-color="#000000" draw:fill="none" draw:fill-color="#ffffff" fo:min-height="1.95cm"/>
    </style:style>
    <style:style style:name="gr7" style:family="graphic" style:parent-style-name="standard">
      <style:graphic-properties draw:stroke="none" svg:stroke-color="#000000" draw:fill="none" draw:fill-color="#ffffff" fo:min-height="4.75cm"/>
    </style:style>
    <style:style style:name="gr8" style:family="graphic" style:parent-style-name="standard">
      <style:graphic-properties draw:stroke="none" svg:stroke-color="#000000" draw:fill="none" draw:fill-color="#ffffff" fo:min-height="14.266cm"/>
    </style:style>
    <style:style style:name="gr9" style:family="graphic" style:parent-style-name="standard">
      <style:graphic-properties draw:stroke="none" svg:stroke-color="#000000" draw:fill="none" draw:fill-color="#ffffff" fo:min-height="6.95cm"/>
    </style:style>
    <style:style style:name="gr10" style:family="graphic" style:parent-style-name="standard">
      <style:graphic-properties draw:stroke="none" svg:stroke-color="#000000" draw:fill="none" draw:fill-color="#ffffff" fo:min-height="17.45cm"/>
    </style:style>
    <style:style style:name="gr11" style:family="graphic" style:parent-style-name="standard">
      <style:graphic-properties draw:stroke="none" svg:stroke-color="#000000" draw:fill="none" draw:fill-color="#ffffff" fo:min-height="0.85cm"/>
    </style:style>
    <style:style style:name="gr12" style:family="graphic" style:parent-style-name="standard">
      <style:graphic-properties draw:stroke="none" svg:stroke-color="#000000" draw:fill="none" draw:fill-color="#ffffff" fo:min-height="2.55cm"/>
    </style:style>
    <style:style style:name="gr13" style:family="graphic" style:parent-style-name="standard">
      <style:graphic-properties draw:stroke="none" svg:stroke-color="#000000" draw:fill="none" draw:fill-color="#ffffff" fo:min-height="3.561cm"/>
    </style:style>
    <style:style style:name="gr14" style:family="graphic" style:parent-style-name="standard">
      <style:graphic-properties draw:stroke="none" svg:stroke-color="#000000" draw:fill="none" draw:fill-color="#ffffff" fo:min-height="11.95cm"/>
    </style:style>
    <style:style style:name="gr15" style:family="graphic" style:parent-style-name="standard">
      <style:graphic-properties draw:stroke="none" svg:stroke-color="#000000" draw:fill="none" draw:fill-color="#ffffff" fo:min-height="6.75cm"/>
    </style:style>
    <style:style style:name="gr16" style:family="graphic" style:parent-style-name="standard">
      <style:graphic-properties draw:stroke="none" svg:stroke-color="#000000" draw:fill="none" draw:fill-color="#ffffff" fo:min-height="1.75cm"/>
    </style:style>
    <style:style style:name="gr17" style:family="graphic" style:parent-style-name="standard">
      <style:graphic-properties draw:stroke="none" svg:stroke-color="#000000" draw:fill="none" draw:fill-color="#ffffff" fo:min-height="5.697cm"/>
    </style:style>
    <style:style style:name="gr18" style:family="graphic" style:parent-style-name="standard">
      <style:graphic-properties draw:stroke="none" svg:stroke-color="#000000" draw:fill="none" draw:fill-color="#ffffff" fo:min-height="7.55cm"/>
    </style:style>
    <style:style style:name="P1" style:family="paragraph">
      <style:text-properties fo:font-size="26pt" fo:font-weight="bold" style:font-size-asian="26pt" style:font-weight-asian="bold" style:font-size-complex="26pt" style:font-weight-complex="bold"/>
    </style:style>
    <style:style style:name="P2" style:family="paragraph">
      <style:text-properties fo:font-size="18pt"/>
    </style:style>
    <style:style style:name="P3" style:family="paragraph">
      <style:paragraph-properties style:text-autospace="none"/>
    </style:style>
    <style:style style:name="P4" style:family="paragraph">
      <style:text-properties fo:font-size="12pt" style:font-size-asian="12pt" style:font-size-complex="12pt"/>
    </style:style>
    <style:style style:name="P5" style:family="paragraph">
      <style:text-properties fo:font-weight="bold" style:font-weight-asian="bold" style:font-weight-complex="bold"/>
    </style:style>
    <style:style style:name="P6"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7" style:family="paragraph">
      <style:text-properties fo:font-family="'Courier New'" style:font-style-name="Kursiv" style:font-family-generic="modern" style:font-pitch="fixed" fo:font-size="14pt" style:font-size-asian="14pt" style:font-size-complex="14pt"/>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 style:family="text">
      <style:text-properties fo:font-size="12pt" style:font-size-asian="12pt" style:font-size-complex="12pt"/>
    </style:style>
    <style:style style:name="T7"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9"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10" style:family="text">
      <style:text-properties fo:font-size="18pt"/>
    </style:style>
    <style:style style:name="T11"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2"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3"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4"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5"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6"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7"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8"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9"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20"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1"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22"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3"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4"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5"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6"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9"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0"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1"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2"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3"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4"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35"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36" style:family="text">
      <style:text-properties fo:font-size="12pt" fo:font-weight="bold" style:font-size-asian="12pt" style:font-weight-asian="bold" style:font-size-complex="12pt" style:font-weight-complex="bold"/>
    </style:style>
    <style:style style:name="T37" style:family="text">
      <style:text-properties fo:font-size="18pt" fo:font-weight="bold" style:font-size-asian="18pt" style:font-weight-asian="bold" style:font-size-complex="18pt" style:font-weight-complex="bold"/>
    </style:style>
    <style:style style:name="T38" style:family="text">
      <style:text-properties fo:font-family="'Courier New'" style:font-style-name="Kursiv" style:font-family-generic="modern" style:font-pitch="fixed" fo:font-size="14pt" style:font-size-asian="14pt" style:font-size-complex="14pt"/>
    </style:style>
    <style:style style:name="T39" style:family="text">
      <style:text-properties fo:font-family="'Courier New'" style:font-style-name="Kursiv" style:font-family-generic="modern" style:font-pitch="fixed"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1.7cm" svg:height="5.199cm" svg:x="4.3cm" svg:y="2.9cm">
          <draw:text-box>
            <text:p><text:span text:style-name="T1">Goto Label and Switch</text:span></text:p>
            <text:p><text:span text:style-name="T1"/></text:p>
            <text:p><text:span text:style-name="T2">Implementing Simula Goto Statement in Java using Exception handling and ByteCode Engineering.</text:span></text:p>
          </draw:text-box>
        </draw:frame>
        <draw:frame draw:style-name="gr2" draw:layer="layout" svg:width="16.8cm" svg:height="8.1cm" svg:x="2.1cm" svg:y="12.9cm">
          <draw:text-box>
            <text:p><text:span text:style-name="T3">Simula Standard says:</text:span></text:p>
            <text:p/>
            <text:p><text:span text:style-name="T4">A goto-statement interrupts the normal sequence of operations, by defining its successor explicitly by the value of a designational expression (i.e. a program point). Thus the next statement to be executed is the one at this program point.</text:span></text:p>
            <text:p><text:span text:style-name="T4"/></text:p>
            <text:p><text:span text:style-name="T4">The program point referenced by the designational expression must be visible at the goto-statement </text:span></text:p>
          </draw:text-box>
        </draw:frame>
      </draw:page>
      <draw:page draw:name="page2" draw:style-name="dp1" draw:master-page-name="Standard">
        <draw:frame draw:style-name="gr3" draw:text-style-name="P2" draw:layer="layout" svg:width="18.884cm" svg:height="8.41cm" svg:x="1cm" svg:y="0.99cm">
          <draw:text-box>
            <text:p><text:span text:style-name="T5">Java does not support labels like Simula. The Java Virtual Machine (JVM), however, has labels.</text:span></text:p>
            <text:p><text:span text:style-name="T5">A JVM-label is simply a relative byte-address within the byte-code of a method.</text:span></text:p>
            <text:p><text:span text:style-name="T6"/></text:p>
            <text:p><text:span text:style-name="T5">This implementation will generate Java-code which is prepared for Byte Code Engineering.</text:span></text:p>
            <text:p><text:span text:style-name="T7">See chapter ..... </text:span></text:p>
            <text:p><text:span text:style-name="T6"/></text:p>
            <text:p><text:span text:style-name="T7">Suppose a Simula program containing labels and goto like this:</text:span></text:p>
            <text:p><text:span text:style-name="T7"/></text:p>
            <text:p><text:span text:style-name="T8"><text:s text:c="5"/></text:span><text:span text:style-name="T9">Begin </text:span></text:p>
            <text:p><text:span text:style-name="T9"><text:s text:c="8"/></text:span><text:span text:style-name="T9">L: ...</text:span></text:p>
            <text:p><text:span text:style-name="T9"><text:s text:c="11"/></text:span><text:span text:style-name="T9">goto L;</text:span></text:p>
            <text:p><text:span text:style-name="T9"><text:s text:c="11"/></text:span><text:span text:style-name="T9">...</text:span></text:p>
            <text:p><text:span text:style-name="T9"><text:s text:c="7"/></text:span><text:span text:style-name="T9">End;</text:span></text:p>
            <text:p><text:span text:style-name="T10"/></text:p>
            <text:p><text:span text:style-name="T7">This will be coded as:</text:span></text:p>
          </draw:text-box>
        </draw:frame>
        <draw:frame draw:style-name="gr4" draw:layer="layout" svg:width="17.2cm" svg:height="16cm" svg:x="1.9cm" svg:y="10.9cm">
          <draw:text-box>
            <text:p text:style-name="P3"><text:span text:style-name="T11"><text:s/></text:span><text:span text:style-name="T11">1. public</text:span><text:span text:style-name="T12"> </text:span><text:span text:style-name="T11">final</text:span><text:span text:style-name="T12"> </text:span><text:span text:style-name="T11">class</text:span><text:span text:style-name="T12"> adHoc00 </text:span><text:span text:style-name="T11">extends</text:span><text:span text:style-name="T12"> BASICIO$ {</text:span></text:p>
            <text:p text:style-name="P3"><text:span text:style-name="T12"><text:s/></text:span><text:span text:style-name="T12">2. <text:s text:c="4"/></text:span><text:span text:style-name="T11">public</text:span><text:span text:style-name="T12"> </text:span><text:span text:style-name="T11">int</text:span><text:span text:style-name="T12"> prefixLevel() { </text:span><text:span text:style-name="T11">return</text:span><text:span text:style-name="T12">(0); }</text:span></text:p>
            <text:p text:style-name="P3"><text:span text:style-name="T12"><text:s/></text:span><text:span text:style-name="T12">3. <text:s text:c="4"/></text:span><text:span text:style-name="T11">final</text:span><text:span text:style-name="T12"> LABQNT$ </text:span><text:span text:style-name="T13">L</text:span><text:span text:style-name="T12">=</text:span><text:span text:style-name="T11">new</text:span><text:span text:style-name="T12"> LABQNT$(</text:span><text:span text:style-name="T11">this</text:span><text:span text:style-name="T12">,1); </text:span><text:span text:style-name="T14">// Local Label #1=L</text:span></text:p>
            <text:p text:style-name="P3"><text:span text:style-name="T12"><text:s/></text:span><text:span text:style-name="T12">4. <text:s text:c="4"/></text:span><text:span text:style-name="T11">public</text:span><text:span text:style-name="T12"> adHoc00(RTObject$ </text:span><text:span text:style-name="T15">staticLink</text:span><text:span text:style-name="T12">) {</text:span></text:p>
            <text:p text:style-name="P3"><text:span text:style-name="T12"><text:s/></text:span><text:span text:style-name="T12">5. <text:s text:c="8"/></text:span><text:span text:style-name="T11">super</text:span><text:span text:style-name="T12">(</text:span><text:span text:style-name="T15">staticLink</text:span><text:span text:style-name="T12">);</text:span></text:p>
            <text:p text:style-name="P3"><text:span text:style-name="T12"><text:s/></text:span><text:span text:style-name="T12">6. <text:s text:c="8"/>BBLK();</text:span></text:p>
            <text:p text:style-name="P3"><text:span text:style-name="T12"><text:s/></text:span><text:span text:style-name="T12">7. <text:s text:c="8"/>BPRG(</text:span><text:span text:style-name="T16">"adHoc00"</text:span><text:span text:style-name="T12">);</text:span></text:p>
            <text:p text:style-name="P3"><text:span text:style-name="T12"><text:s/></text:span><text:span text:style-name="T12">8. <text:s text:c="4"/>} </text:span><text:span text:style-name="T14">// End of Constructor</text:span></text:p>
            <text:p text:style-name="P3"><text:span text:style-name="T12"><text:s/></text:span><text:span text:style-name="T12">9. <text:s text:c="2"/></text:span></text:p>
            <text:p text:style-name="P3"><text:span text:style-name="T12">10. <text:s text:c="4"/></text:span><text:span text:style-name="T14">// SimulaProgram Statements</text:span></text:p>
            <text:p text:style-name="P3"><text:span text:style-name="T12">11. <text:s text:c="4"/></text:span><text:span text:style-name="T11">public</text:span><text:span text:style-name="T12"> RTObject$ STM() {</text:span></text:p>
            <text:p text:style-name="P3"><text:span text:style-name="T12">12. <text:s text:c="8"/>adHoc00 </text:span><text:span text:style-name="T15">THIS$</text:span><text:span text:style-name="T12">=(adHoc00)</text:span><text:span text:style-name="T17">CUR$</text:span><text:span text:style-name="T12">;</text:span></text:p>
            <text:p text:style-name="P3"><text:span text:style-name="T12">13. <text:s text:c="8"/>LOOP$:</text:span><text:span text:style-name="T11">while</text:span><text:span text:style-name="T12">(</text:span><text:span text:style-name="T13">JTX$</text:span><text:span text:style-name="T12">&gt;=0) {</text:span></text:p>
            <text:p text:style-name="P3"><text:span text:style-name="T12">14. <text:s text:c="12"/></text:span><text:span text:style-name="T11">try</text:span><text:span text:style-name="T12"> {</text:span></text:p>
            <text:p text:style-name="P3"><text:span text:style-name="T12">15. <text:s text:c="16"/></text:span><text:span text:style-name="T18">JUMPTABLE$</text:span><text:span text:style-name="T12">(</text:span><text:span text:style-name="T13">JTX$</text:span><text:span text:style-name="T12">); </text:span><text:span text:style-name="T14">// For ByteCode Engineering</text:span></text:p>
            <text:p text:style-name="P3"><text:span text:style-name="T12">16. <text:s text:c="16"/></text:span><text:span text:style-name="T14">// Statements ....</text:span></text:p>
            <text:p text:style-name="P3"><text:span text:style-name="T12">17. <text:s text:c="16"/></text:span><text:span text:style-name="T18">LABEL$</text:span><text:span text:style-name="T12">(1); </text:span><text:span text:style-name="T14">// L</text:span></text:p>
            <text:p text:style-name="P3"><text:span text:style-name="T12">18. <text:s text:c="16"/></text:span><text:span text:style-name="T14">// Statements ....</text:span></text:p>
            <text:p text:style-name="P3"><text:span text:style-name="T12">19. <text:s text:c="16"/>throw(</text:span><text:span text:style-name="T13">L</text:span><text:span text:style-name="T12">); </text:span><text:span text:style-name="T14">// GOTO EVALUATED LABEL</text:span></text:p>
            <text:p text:style-name="P3"><text:span text:style-name="T12">20. <text:s text:c="16"/></text:span><text:span text:style-name="T14">// Statements ....</text:span></text:p>
            <text:p text:style-name="P3"><text:span text:style-name="T12">21. <text:s text:c="16"/></text:span><text:span text:style-name="T11">break</text:span><text:span text:style-name="T12"> LOOP$;</text:span></text:p>
            <text:p text:style-name="P3"><text:span text:style-name="T12">22. <text:s text:c="12"/>}</text:span></text:p>
            <text:p text:style-name="P3"><text:span text:style-name="T12">23. <text:s text:c="12"/></text:span><text:span text:style-name="T11">catch</text:span><text:span text:style-name="T12">(LABQNT$ </text:span><text:span text:style-name="T15">q</text:span><text:span text:style-name="T12">) {</text:span></text:p>
            <text:p text:style-name="P3"><text:span text:style-name="T12">24. <text:s text:c="16"/></text:span><text:span text:style-name="T17">CUR$</text:span><text:span text:style-name="T12">=</text:span><text:span text:style-name="T15">THIS$</text:span><text:span text:style-name="T12">;</text:span></text:p>
            <text:p text:style-name="P3"><text:span text:style-name="T12">25. <text:s text:c="16"/></text:span><text:span text:style-name="T11">if</text:span><text:span text:style-name="T12">(</text:span><text:span text:style-name="T15">q</text:span><text:span text:style-name="T12">.</text:span><text:span text:style-name="T13">SL$</text:span><text:span text:style-name="T12">!=</text:span><text:span text:style-name="T17">CUR$</text:span><text:span text:style-name="T12">) {</text:span></text:p>
            <text:p text:style-name="P3"><text:span text:style-name="T12">26. <text:s text:c="20"/></text:span><text:span text:style-name="T17">CUR$</text:span><text:span text:style-name="T12">.</text:span><text:span text:style-name="T13">STATE$</text:span><text:span text:style-name="T12">=OperationalState.</text:span><text:span text:style-name="T19">terminated</text:span><text:span text:style-name="T12">;</text:span></text:p>
            <text:p text:style-name="P3"><text:span text:style-name="T12">27. <text:s text:c="20"/></text:span><text:span text:style-name="T11">throw</text:span><text:span text:style-name="T12">(</text:span><text:span text:style-name="T15">q</text:span><text:span text:style-name="T12">); </text:span><text:span text:style-name="T14">// Re-throw exception for non-local Label</text:span></text:p>
            <text:p text:style-name="P3"><text:span text:style-name="T12">28. <text:s text:c="16"/>}</text:span></text:p>
            <text:p text:style-name="P3"><text:span text:style-name="T12">29. <text:s text:c="16"/></text:span><text:span text:style-name="T13">JTX$</text:span><text:span text:style-name="T12">=</text:span><text:span text:style-name="T15">q</text:span><text:span text:style-name="T12">.</text:span><text:span text:style-name="T13">index</text:span><text:span text:style-name="T12">; </text:span><text:span text:style-name="T11">continue</text:span><text:span text:style-name="T12"> LOOP$; </text:span><text:span text:style-name="T14">// GOTO Local L</text:span></text:p>
            <text:p text:style-name="P3"><text:span text:style-name="T12">30. <text:s text:c="12"/>}</text:span></text:p>
            <text:p text:style-name="P3"><text:span text:style-name="T20">31. <text:s text:c="8"/>}</text:span></text:p>
            <text:p text:style-name="P3"><text:span text:style-name="T12">32. <text:s text:c="8"/>EBLK();</text:span></text:p>
            <text:p text:style-name="P3"><text:span text:style-name="T12">33. <text:s text:c="8"/></text:span><text:span text:style-name="T11">return</text:span><text:span text:style-name="T12">(</text:span><text:span text:style-name="T11">null</text:span><text:span text:style-name="T12">);</text:span></text:p>
            <text:p text:style-name="P3"><text:span text:style-name="T12">34. <text:s text:c="4"/>}</text:span></text:p>
            <text:p text:style-name="P3"><text:span text:style-name="T12">35. }</text:span></text:p>
          </draw:text-box>
        </draw:frame>
      </draw:page>
      <draw:page draw:name="page3" draw:style-name="dp1" draw:master-page-name="Standard">
        <draw:frame draw:style-name="gr5" draw:layer="layout" svg:width="16.7cm" svg:height="1.3cm" svg:x="1.2cm" svg:y="2.3cm">
          <draw:text-box>
            <text:p><text:span text:style-name="T21"><text:s/></text:span><text:span text:style-name="T21">Label Quantities. </text:span></text:p>
          </draw:text-box>
        </draw:frame>
        <draw:frame draw:style-name="gr6" draw:layer="layout" svg:width="17cm" svg:height="2.2cm" svg:x="1.9cm" svg:y="3.9cm">
          <draw:text-box>
            <text:p><text:span text:style-name="T6">At <text:s/>source line </text:span><text:span text:style-name="T22">3. the label 'L' is declared like this:</text:span></text:p>
            <text:p><text:span text:style-name="T12"/></text:p>
            <text:p><text:span text:style-name="T12"><text:s text:c="5"/></text:span><text:span text:style-name="T11">final</text:span><text:span text:style-name="T12"> LABQNT$ </text:span><text:span text:style-name="T13">L</text:span><text:span text:style-name="T12">=</text:span><text:span text:style-name="T11">new</text:span><text:span text:style-name="T12"> LABQNT$(</text:span><text:span text:style-name="T11">this</text:span><text:span text:style-name="T12">,1); </text:span><text:span text:style-name="T14">// Local Label #1=L</text:span></text:p>
          </draw:text-box>
        </draw:frame>
        <draw:frame draw:style-name="gr7" draw:text-style-name="P4" draw:layer="layout" svg:width="17.1cm" svg:height="5cm" svg:x="2.1cm" svg:y="6.9cm">
          <draw:text-box>
            <text:p><text:span text:style-name="T6">Where LABQNT$ is defined by:</text:span></text:p>
            <text:p><text:span text:style-name="T6"/></text:p>
            <text:p text:style-name="P3"><text:span text:style-name="T12"><text:tab/></text:span><text:span text:style-name="T11">public</text:span><text:span text:style-name="T12"> </text:span><text:span text:style-name="T11">final</text:span><text:span text:style-name="T12"> </text:span><text:span text:style-name="T11">class</text:span><text:span text:style-name="T12"> LABQNT$ </text:span><text:span text:style-name="T11">extends</text:span><text:span text:style-name="T12"> RuntimeException</text:span></text:p>
            <text:p text:style-name="P3"><text:span text:style-name="T12"><text:tab/></text:span><text:span text:style-name="T12">{ </text:span><text:span text:style-name="T11">public</text:span><text:span text:style-name="T12"> RTObject$ </text:span><text:span text:style-name="T13">SL$</text:span><text:span text:style-name="T12">; </text:span><text:span text:style-name="T14">// Static link, block in which the label is defined.</text:span></text:p>
            <text:p text:style-name="P3"><text:span text:style-name="T12"><text:tab/></text:span><text:span text:style-name="T12"> <text:s/></text:span><text:span text:style-name="T11">public</text:span><text:span text:style-name="T12"> </text:span><text:span text:style-name="T11">int</text:span><text:span text:style-name="T12"> </text:span><text:span text:style-name="T13">index</text:span><text:span text:style-name="T12">; </text:span><text:span text:style-name="T14">// Ordinal number of Label within its Scope(staticLink).</text:span></text:p>
            <text:p text:style-name="P3"><text:span text:style-name="T23"><text:tab/></text:span><text:span text:style-name="T23"> <text:s/></text:span></text:p>
            <text:p text:style-name="P3"><text:span text:style-name="T12"><text:tab/></text:span><text:span text:style-name="T12"> <text:s/></text:span><text:span text:style-name="T11">public</text:span><text:span text:style-name="T12"> LABQNT$(RTObject$ </text:span><text:span text:style-name="T15">SL$</text:span><text:span text:style-name="T12">,</text:span><text:span text:style-name="T11">int</text:span><text:span text:style-name="T12"> </text:span><text:span text:style-name="T15">index</text:span><text:span text:style-name="T12">)</text:span></text:p>
            <text:p text:style-name="P3"><text:span text:style-name="T12"><text:tab/></text:span><text:span text:style-name="T12"> <text:s/></text:span><text:span text:style-name="T12">{ </text:span><text:span text:style-name="T11">this</text:span><text:span text:style-name="T12">.</text:span><text:span text:style-name="T13">SL$</text:span><text:span text:style-name="T12">=</text:span><text:span text:style-name="T15">SL$</text:span><text:span text:style-name="T12">; </text:span><text:span text:style-name="T11">this</text:span><text:span text:style-name="T12">.</text:span><text:span text:style-name="T13">index</text:span><text:span text:style-name="T12">=</text:span><text:span text:style-name="T15">index</text:span><text:span text:style-name="T12">; }</text:span></text:p>
            <text:p text:style-name="P3"><text:span text:style-name="T22"><text:tab/></text:span><text:span text:style-name="T22">}</text:span></text:p>
          </draw:text-box>
        </draw:frame>
        <draw:frame draw:style-name="gr8" draw:text-style-name="P4" draw:layer="layout" svg:width="17.7cm" svg:height="14.516cm" svg:x="2cm" svg:y="12cm">
          <draw:text-box>
            <text:p><text:span text:style-name="T6">A goto-statement is simply coded as:</text:span></text:p>
            <text:p><text:span text:style-name="T6"/></text:p>
            <text:p><text:span text:style-name="T6"><text:s text:c="12"/></text:span><text:span text:style-name="T12">throw(</text:span><text:span text:style-name="T13">L</text:span><text:span text:style-name="T12">); </text:span><text:span text:style-name="T14">// GOTO EVALUATED LABEL</text:span></text:p>
            <text:p><text:span text:style-name="T14"/></text:p>
            <text:p><text:span text:style-name="T24">And this exception is caught and tested (lines 23 - 38) throughout the operating chain. If the label does not belong to this block instance the exception is re-thrown.</text:span></text:p>
            <text:p><text:span text:style-name="T24"/></text:p>
            <text:p><text:span text:style-name="T24">In the event of no matching block instances the exception is caught by an </text:span><text:span text:style-name="T25">UncaughtExceptionHandler like this</text:span><text:span text:style-name="T24">:</text:span></text:p>
            <text:p><text:span text:style-name="T24"/></text:p>
            <text:p text:style-name="P3"><text:span text:style-name="T12"><text:s text:c="8"/></text:span><text:span text:style-name="T11">public</text:span><text:span text:style-name="T12"> </text:span><text:span text:style-name="T11">void</text:span><text:span text:style-name="T12"> uncaughtException(Thread </text:span><text:span text:style-name="T15">thread</text:span><text:span text:style-name="T12">, Throwable </text:span><text:span text:style-name="T15">e</text:span><text:span text:style-name="T12">) {</text:span></text:p>
            <text:p text:style-name="P3"><text:span text:style-name="T12"><text:s text:c="12"/></text:span><text:span text:style-name="T11">if</text:span><text:span text:style-name="T12">(</text:span><text:span text:style-name="T15">e</text:span><text:span text:style-name="T12"> </text:span><text:span text:style-name="T11">instanceof</text:span><text:span text:style-name="T12"> LABQNT$) {</text:span></text:p>
            <text:p text:style-name="P3"><text:span text:style-name="T12"><text:s text:c="16"/></text:span><text:span text:style-name="T12">// </text:span><text:span text:style-name="T16">POSSIBLE GOTO OUT OF COMPONENT</text:span></text:p>
            <text:p text:style-name="P3"><text:span text:style-name="T12"><text:s text:c="16"/></text:span><text:span text:style-name="T12">RTObject$ </text:span><text:span text:style-name="T15">DL</text:span><text:span text:style-name="T12">=</text:span><text:span text:style-name="T13">obj</text:span><text:span text:style-name="T12">.</text:span><text:span text:style-name="T13">DL$</text:span><text:span text:style-name="T12">;</text:span></text:p>
            <text:p text:style-name="P3"><text:span text:style-name="T12"><text:s text:c="12"/></text:span><text:span text:style-name="T12"><text:tab/></text:span><text:span text:style-name="T12"> <text:s text:c="2"/></text:span><text:span text:style-name="T11">if</text:span><text:span text:style-name="T12">(</text:span><text:span text:style-name="T15">DL</text:span><text:span text:style-name="T12">!=</text:span><text:span text:style-name="T11">null</text:span><text:span text:style-name="T12"> &amp;&amp; </text:span><text:span text:style-name="T15">DL</text:span><text:span text:style-name="T12">!=</text:span><text:span text:style-name="T17">CTX$</text:span><text:span text:style-name="T12">) {</text:span></text:p>
            <text:p text:style-name="P3"><text:span text:style-name="T12"><text:s text:c="12"/></text:span><text:span text:style-name="T12"><text:tab/></text:span><text:span text:style-name="T12"> <text:s text:c="6"/></text:span><text:span text:style-name="T15">DL</text:span><text:span text:style-name="T12">.</text:span><text:span text:style-name="T13">PENDING_EXCEPTION$</text:span><text:span text:style-name="T12">=(RuntimeException)</text:span><text:span text:style-name="T15">e</text:span><text:span text:style-name="T12">;</text:span></text:p>
            <text:p text:style-name="P3"><text:span text:style-name="T12"><text:s text:c="12"/></text:span><text:span text:style-name="T12"><text:tab/></text:span><text:span text:style-name="T12"> <text:s text:c="6"/></text:span><text:span text:style-name="T12">D</text:span><text:span text:style-name="T15">L</text:span><text:span text:style-name="T12">.resumeThread();</text:span></text:p>
            <text:p text:style-name="P3"><text:span text:style-name="T12"><text:s text:c="12"/></text:span><text:span text:style-name="T12"><text:tab/></text:span><text:span text:style-name="T12"> <text:s text:c="2"/></text:span><text:span text:style-name="T12">} </text:span><text:span text:style-name="T11">else</text:span><text:span text:style-name="T12"> {</text:span></text:p>
            <text:p text:style-name="P3"><text:span text:style-name="T12"><text:s text:c="12"/></text:span><text:span text:style-name="T12"><text:tab/></text:span><text:span text:style-name="T12"> <text:s text:c="6"/></text:span><text:span text:style-name="T12">ERROR(</text:span><text:span text:style-name="T16">"Illegal GOTO "</text:span><text:span text:style-name="T12">+</text:span><text:span text:style-name="T15">e</text:span><text:span text:style-name="T12">);</text:span></text:p>
            <text:p text:style-name="P3"><text:span text:style-name="T24"><text:s text:c="12"/></text:span><text:span text:style-name="T24"><text:tab/></text:span><text:span text:style-name="T24">...</text:span></text:p>
            <text:p text:style-name="P3"><text:span text:style-name="T24"><text:s text:c="13"/></text:span><text:span text:style-name="T24">}</text:span><text:span text:style-name="T12"> </text:span><text:span text:style-name="T11">else</text:span><text:span text:style-name="T12"> ...</text:span></text:p>
            <text:p text:style-name="P3"><text:span text:style-name="T12"><text:s text:c="9"/></text:span><text:span text:style-name="T12">}</text:span></text:p>
            <text:p text:style-name="P3"><text:span text:style-name="T12"/></text:p>
            <text:p text:style-name="P3"><text:span text:style-name="T12">Thus, when a QPS-component is left we raise the PENDING_EXCEPTION flag and resume next operating component. The resume-operations will re-trow the exception within its Thread.</text:span></text:p>
            <text:p text:style-name="P3"><text:span text:style-name="T12"/></text:p>
            <text:p text:style-name="P3"><text:span text:style-name="T12">For further details see the source code of RTObject.java </text:span></text:p>
          </draw:text-box>
        </draw:frame>
      </draw:page>
      <draw:page draw:name="page4" draw:style-name="dp1" draw:master-page-name="Standard">
        <draw:frame draw:style-name="gr5" draw:layer="layout" svg:width="16.7cm" svg:height="1.3cm" svg:x="1.3cm" svg:y="1.3cm">
          <draw:text-box>
            <text:p><text:span text:style-name="T21"><text:s/></text:span><text:span text:style-name="T26">Byte Code Engineering. </text:span></text:p>
          </draw:text-box>
        </draw:frame>
        <draw:frame draw:style-name="gr9" draw:text-style-name="P4" draw:layer="layout" svg:width="17.8cm" svg:height="7.2cm" svg:x="2cm" svg:y="2.5cm">
          <draw:text-box>
            <text:p><text:span text:style-name="T6">The </text:span><text:span text:style-name="T6"><text:a xlink:href="https://en.wikipedia.org/wiki/ObjectWeb_ASM">ObjectWeb ASM</text:a></text:span><text:span text:style-name="T6"> Java bytecode engineering library from the OW2 Consortium is used to modify the byte code to allow very local goto statements.</text:span></text:p>
            <text:p><text:span text:style-name="T6"/></text:p>
            <text:p><text:span text:style-name="T6">They say:</text:span></text:p>
            <text:p><text:span text:style-name="T6"/></text:p>
            <text:p><text:span text:style-name="T27">ASM is an all purpose Java bytecode manipulation and analysis framework. It can be used to modify existing classes or to dynamically generate classes, directly in binary form. ASM provides some common bytecode transformations and analysis algorithms from which custom complex transformations and code analysis tools can be built. ASM offers similar functionality as other Java bytecode frameworks, but is focused on performance. Because it was designed and implemented to be as small and as fast as possible, it is well suited for use in dynamic systems (but can of course be used in a static way too, e.g. in compilers).</text:span></text:p>
            <text:p><text:span text:style-name="T27"/></text:p>
            <text:p><text:span text:style-name="T6">More info at: <text:s/></text:span><text:span text:style-name="T6"><text:a xlink:href="https://asm.ow2.io/">https://asm.ow2.io</text:a></text:span><text:span text:style-name="T6"> <text:s/>and <text:s/></text:span><text:span text:style-name="T6"><text:a xlink:href="https://www.ow2.org/">https://www.ow2.org/</text:a></text:span></text:p>
          </draw:text-box>
        </draw:frame>
        <draw:frame draw:style-name="gr10" draw:layer="layout" svg:width="18.1cm" svg:height="17.7cm" svg:x="1.9cm" svg:y="11cm">
          <draw:text-box>
            <text:p><text:span text:style-name="T6">To easily modify the code, the Simula Compiler generates certain method call in the .java file:</text:span></text:p>
            <text:p><text:span text:style-name="T6"/></text:p>
            <text:p text:style-name="P3"><text:span text:style-name="T22"><text:s/></text:span><text:span text:style-name="T22">- </text:span><text:span text:style-name="T28">LABEL$</text:span><text:span text:style-name="T22">(n); </text:span><text:span text:style-name="T29">// Label #n</text:span></text:p>
            <text:p text:style-name="P3"><text:span text:style-name="T30"/></text:p>
            <text:p text:style-name="P3"><text:span text:style-name="T30"><text:tab/></text:span><text:span text:style-name="T31">This method-call is used to signal the occurence of a Simula Label. The byte-code</text:span></text:p>
            <text:p text:style-name="P3"><text:span text:style-name="T31"><text:s/></text:span><text:span text:style-name="T31"><text:tab/></text:span><text:span text:style-name="T31">address is collected and some instruction are removed. The parameter 'n' is</text:span></text:p>
            <text:p text:style-name="P3"><text:span text:style-name="T31"><text:tab/></text:span><text:span text:style-name="T31">the label's ordinal number. </text:span></text:p>
            <text:p text:style-name="P3"><text:span text:style-name="T31"/></text:p>
            <text:p text:style-name="P3"><text:span text:style-name="T31"><text:tab/></text:span><text:span text:style-name="T31">I.e. Try to locate the instruction sequence:</text:span></text:p>
            <text:p text:style-name="P3"><text:span text:style-name="T30"/></text:p>
            <text:p text:style-name="P3"><text:span text:style-name="T32"><text:tab/></text:span><text:span text:style-name="T32"><text:tab/></text:span><text:span text:style-name="T32"> <text:s text:c="3"/></text:span><text:span text:style-name="T32">PREV-INSTRUCTION</text:span></text:p>
            <text:p text:style-name="P3"><text:span text:style-name="T30"><text:tab/></text:span><text:span text:style-name="T30"> <text:s text:c="4"/></text:span><text:span text:style-name="T30"><text:tab/></text:span><text:span text:style-name="T30"> <text:s text:c="3"/></text:span><text:span text:style-name="T30">ICONST n</text:span></text:p>
            <text:p text:style-name="P3"><text:span text:style-name="T30"><text:tab/></text:span><text:span text:style-name="T30"> <text:s text:c="4"/></text:span><text:span text:style-name="T30"><text:tab/></text:span><text:span text:style-name="T30"> <text:s text:c="3"/></text:span><text:span text:style-name="T30">INVOKESTATIC LABEL$</text:span></text:p>
            <text:p text:style-name="P3"><text:span text:style-name="T30"><text:tab/></text:span><text:span text:style-name="T30"> </text:span><text:span text:style-name="T30"><text:tab/></text:span><text:span text:style-name="T30"> <text:s text:c="3"/></text:span><text:span text:style-name="T30">NEXT-INSTRUCTION</text:span></text:p>
            <text:p text:style-name="P3"><text:span text:style-name="T30"/></text:p>
            <text:p text:style-name="P3"><text:span text:style-name="T30"><text:tab/></text:span><text:span text:style-name="T31">Pick up the number 'n', remember address and remove the two middle instruction.</text:span></text:p>
            <text:p text:style-name="P3"><text:span text:style-name="T30"/></text:p>
            <text:p><text:span text:style-name="T30"><text:s text:c="2"/></text:span><text:span text:style-name="T30">- <text:s/></text:span><text:span text:style-name="T28">JUMPTABLE$</text:span><text:span text:style-name="T22">(</text:span><text:span text:style-name="T33">JTX$</text:span><text:span text:style-name="T22">); </text:span><text:span text:style-name="T29">// For ByteCode Engineering</text:span></text:p>
            <text:p text:style-name="P3"/>
            <text:p text:style-name="P3"><text:span text:style-name="T30"><text:tab/></text:span><text:span text:style-name="T31">This method-call is a placeholder for where to put in a Jump-Table.</text:span></text:p>
            <text:p text:style-name="P3"><text:span text:style-name="T31"/></text:p>
            <text:p text:style-name="P3"><text:span text:style-name="T31"><text:tab/></text:span><text:span text:style-name="T31">Try to locate the instruction sequence:</text:span></text:p>
            <text:p text:style-name="P3"><text:span text:style-name="T30"/></text:p>
            <text:p text:style-name="P3"><text:span text:style-name="T30"><text:tab/></text:span><text:span text:style-name="T30"><text:tab/></text:span><text:span text:style-name="T30"> <text:s text:c="4"/></text:span><text:span text:style-name="T30">PREV-INSTRUCTION</text:span></text:p>
            <text:p text:style-name="P3"><text:span text:style-name="T30"><text:tab/></text:span><text:span text:style-name="T30"><text:tab/></text:span><text:span text:style-name="T30"> <text:s text:c="4"/></text:span><text:span text:style-name="T30">GETFIELD JTX$</text:span></text:p>
            <text:p text:style-name="P3"><text:span text:style-name="T30"><text:tab/></text:span><text:span text:style-name="T30"><text:tab/></text:span><text:span text:style-name="T30"> <text:s text:c="4"/></text:span><text:span text:style-name="T30">INVOKESTATIC JUMPTABLE$</text:span></text:p>
            <text:p text:style-name="P3"><text:span text:style-name="T30"><text:tab/></text:span><text:span text:style-name="T30"><text:tab/></text:span><text:span text:style-name="T30"> <text:s text:c="4"/></text:span><text:span text:style-name="T30">NEXT-INSTRUCTION</text:span></text:p>
            <text:p text:style-name="P3"><text:span text:style-name="T30"/></text:p>
            <text:p text:style-name="P3"><text:span text:style-name="T30"><text:tab/></text:span><text:span text:style-name="T31"> </text:span><text:span text:style-name="T31">And replace it by the instruction sequence:</text:span></text:p>
            <text:p text:style-name="P3"><text:span text:style-name="T30"/></text:p>
            <text:p text:style-name="P3"><text:span text:style-name="T30"><text:tab/></text:span><text:span text:style-name="T30"><text:tab/></text:span><text:span text:style-name="T30"> <text:s text:c="4"/></text:span><text:span text:style-name="T30">PREV-INSTRUCTION</text:span></text:p>
            <text:p text:style-name="P3"><text:span text:style-name="T30"><text:tab/></text:span><text:span text:style-name="T30"><text:tab/></text:span><text:span text:style-name="T30"> <text:s text:c="4"/></text:span><text:span text:style-name="T30">GETFIELD JTX$</text:span></text:p>
            <text:p text:style-name="P3"><text:span text:style-name="T30"><text:tab/></text:span><text:span text:style-name="T30"><text:tab/></text:span><text:span text:style-name="T30"> <text:s text:c="4"/></text:span><text:span text:style-name="T30">TABLESWITCH ... uses the addresses collected for labels.</text:span></text:p>
            <text:p text:style-name="P3"><text:span text:style-name="T30"><text:tab/></text:span><text:span text:style-name="T30"><text:tab/></text:span><text:span text:style-name="T30"> <text:s text:c="4"/></text:span><text:span text:style-name="T30">NEXT-INSTRUCTION</text:span></text:p>
            <text:p text:style-name="P3"><text:span text:style-name="T30"/></text:p>
            <text:p><text:span text:style-name="T12">For further details see the source code of </text:span><text:span text:style-name="T34">ByteCodeEngineering</text:span><text:span text:style-name="T12">.java</text:span></text:p>
          </draw:text-box>
        </draw:frame>
      </draw:page>
      <draw:page draw:name="page5" draw:style-name="dp1" draw:master-page-name="Standard">
        <draw:frame draw:style-name="gr11" draw:text-style-name="P5" draw:layer="layout" svg:width="17.2cm" svg:height="1.1cm" svg:x="2cm" svg:y="2cm">
          <draw:text-box>
            <text:p><text:span text:style-name="T3">Goto virtual label</text:span></text:p>
          </draw:text-box>
        </draw:frame>
        <draw:frame draw:style-name="gr9" draw:text-style-name="P6" draw:layer="layout" svg:width="7.1cm" svg:height="7.2cm" svg:x="5.6cm" svg:y="4cm">
          <draw:text-box>
            <text:p text:style-name="P3"><text:span text:style-name="T20">BEGIN</text:span></text:p>
            <text:p text:style-name="P3"><text:span text:style-name="T20"/></text:p>
            <text:p text:style-name="P3"><text:span text:style-name="T20"><text:s text:c="3"/></text:span><text:span text:style-name="T20">class A; virtual: label L;</text:span></text:p>
            <text:p text:style-name="P3"><text:span text:style-name="T20"><text:s text:c="3"/></text:span><text:span text:style-name="T20">begin </text:span></text:p>
            <text:p text:style-name="P3"><text:span text:style-name="T20"><text:s text:c="6"/></text:span><text:span text:style-name="T20">goto L;</text:span></text:p>
            <text:p text:style-name="P3"><text:span text:style-name="T20"><text:s text:c="3"/></text:span><text:span text:style-name="T20">end;</text:span></text:p>
            <text:p text:style-name="P3"><text:span text:style-name="T20"><text:s text:c="3"/></text:span></text:p>
            <text:p text:style-name="P3"><text:span text:style-name="T20"><text:s text:c="3"/></text:span><text:span text:style-name="T20">A class B;</text:span></text:p>
            <text:p text:style-name="P3"><text:span text:style-name="T20"><text:s text:c="3"/></text:span><text:span text:style-name="T20">begin</text:span></text:p>
            <text:p text:style-name="P3"><text:span text:style-name="T20"><text:s text:c="6"/></text:span><text:span text:style-name="T20">L: </text:span><text:span text:style-name="T35">outtext</text:span><text:span text:style-name="T20">("OK");</text:span></text:p>
            <text:p text:style-name="P3"><text:span text:style-name="T20"><text:s text:c="3"/></text:span><text:span text:style-name="T20">end; <text:s text:c="2"/></text:span></text:p>
            <text:p text:style-name="P3"><text:span text:style-name="T20"><text:s text:c="3"/></text:span></text:p>
            <text:p text:style-name="P3"><text:span text:style-name="T20"><text:s text:c="3"/></text:span><text:span text:style-name="T35">ref</text:span><text:span text:style-name="T20">(B) x;</text:span></text:p>
            <text:p text:style-name="P3"><text:span text:style-name="T20"><text:s text:c="3"/></text:span><text:span text:style-name="T20">x:-new B;</text:span></text:p>
            <text:p text:style-name="P3"><text:span text:style-name="T20"><text:s text:c="3"/></text:span></text:p>
            <text:p text:style-name="P3"><text:span text:style-name="T20">END;</text:span></text:p>
          </draw:text-box>
        </draw:frame>
        <draw:frame draw:style-name="gr12" draw:layer="layout" svg:width="16.9cm" svg:height="2.8cm" svg:x="2.1cm" svg:y="12.1cm">
          <draw:text-box>
            <text:p><text:span text:style-name="T6">Men dette gikk ikke fordi statement-koden til klassen B ikke ligger på Java's dynamiske </text:span></text:p>
            <text:p><text:span text:style-name="T6">kjede når goto L blir utført. <text:s/></text:span></text:p>
          </draw:text-box>
        </draw:frame>
        <draw:frame draw:style-name="gr13" draw:layer="layout" svg:width="17.1cm" svg:height="3.811cm" svg:x="2.2cm" svg:y="21.289cm">
          <draw:text-box>
            <text:p/>
            <text:p/>
            <text:p/>
          </draw:text-box>
        </draw:frame>
        <draw:frame draw:style-name="gr14" draw:text-style-name="P4" draw:layer="layout" svg:width="17.1cm" svg:height="12.2cm" svg:x="1.9cm" svg:y="13.9cm">
          <draw:text-box>
            <text:p><text:span text:style-name="T6">Årsaken ligger i måten konkatenering av sub-klasser ble gjort:</text:span></text:p>
            <text:p><text:span text:style-name="T6"/></text:p>
            <text:p><text:span text:style-name="T6">Konkatenering av klasser ble gjort ved å bygge en datastruktur av statement-kodene noe slikt:</text:span></text:p>
            <text:p><text:span text:style-name="T6"/></text:p>
            <text:p><text:span text:style-name="T6"><text:s text:c="4"/></text:span><text:span text:style-name="T6">[ statementene før inner ] <text:s/>[ inner ] [statementene etter inner ]</text:span></text:p>
            <text:p><text:span text:style-name="T6"/></text:p>
            <text:p><text:span text:style-name="T6">Hvor inner er kall på en tilsvarende struktur.</text:span></text:p>
            <text:p><text:span text:style-name="T6"/></text:p>
            <text:p><text:span text:style-name="T6">Ved en goto virtual label må jeg først følge inner-pekerne helt til bunns.</text:span></text:p>
            <text:p><text:span text:style-name="T6">Der kaster jeg en passende exception og da har jeg fått den virtuelle labelen inn på Java's dynamiske kjede.</text:span></text:p>
            <text:p><text:span text:style-name="T6"/></text:p>
            <text:p><text:span text:style-name="T6">Siden jeg i det generelle tilfellet ikke kan vite om at label-expression evaluerer til en virtuell så må jeg gjøre dette for alle goto i klasser.</text:span></text:p>
            <text:p><text:span text:style-name="T6"/></text:p>
            <text:p><text:span text:style-name="T6">Jeg implementerte dette og koden ble større og større og mer og mer komplisert.</text:span></text:p>
            <text:p><text:span text:style-name="T6"/></text:p>
            <text:p><text:span text:style-name="T6">Til slutt valgte jeg en radikal løsning: Statement-koden til sub-klasser konkateneres eksplisitt, dvs. Koden til super-klassene kopieres inn i statement-koden.</text:span></text:p>
            <text:p><text:span text:style-name="T6"/></text:p>
            <text:p><text:span text:style-name="T6">Dermed var implementering av virtuelle labeler (og switcher) triviellt.</text:span></text:p>
            <text:p><text:span text:style-name="T6"/></text:p>
            <text:p><text:span text:style-name="T6"/></text:p>
          </draw:text-box>
        </draw:frame>
      </draw:page>
      <draw:page draw:name="page6" draw:style-name="dp1" draw:master-page-name="Standard">
        <draw:frame draw:style-name="gr11" draw:text-style-name="P5" draw:layer="layout" svg:width="17.2cm" svg:height="1.1cm" svg:x="2cm" svg:y="9.8cm">
          <draw:text-box>
            <text:p><text:span text:style-name="T3">En mulig optimalisering:</text:span></text:p>
          </draw:text-box>
        </draw:frame>
        <draw:frame draw:style-name="gr14" draw:text-style-name="P4" draw:layer="layout" svg:width="17.1cm" svg:height="12.2cm" svg:x="1.8cm" svg:y="12cm">
          <draw:text-box>
            <text:p><text:span text:style-name="T6">Vi kan samle all koden som kommer før første label eller </text:span><text:span text:style-name="T36">inner</text:span><text:span text:style-name="T6"> i en egen metode 'init'</text:span></text:p>
            <text:p><text:span text:style-name="T6">Og så legge ut et kall på 'init' i den dupliserte koden.</text:span></text:p>
            <text:p><text:span text:style-name="T6"/></text:p>
            <text:p><text:span text:style-name="T6">For DEMOS ville dette bety en reduksjon i duplisert kode på ca. 90 %</text:span></text:p>
            <text:p><text:span text:style-name="T6"/></text:p>
            <text:p><text:span text:style-name="T6">Men er det verdt det ?</text:span></text:p>
            <text:p><text:span text:style-name="T6"/></text:p>
          </draw:text-box>
        </draw:frame>
        <draw:frame draw:style-name="gr15" draw:layer="layout" svg:width="17.1cm" svg:height="7cm" svg:x="2.1cm" svg:y="2.1cm">
          <draw:text-box>
            <text:p><text:span text:style-name="T37">Kostnaden er kopiering av kode.</text:span></text:p>
            <text:p><text:span text:style-name="T37"/></text:p>
            <text:p><text:span text:style-name="T6"/></text:p>
            <text:p><text:span text:style-name="T6">Jeg har sett litt på hvor mye dette utgjør:</text:span></text:p>
            <text:p><text:span text:style-name="T6"/></text:p>
            <text:p><text:span text:style-name="T6">- Alle system-klassene ble faktisk mindre.</text:span></text:p>
            <text:p><text:span text:style-name="T6"><text:s text:c="2"/></text:span><text:span text:style-name="T6">Spesiellt da jeg manuellt gjorde optimaliseringen som er beskrevet nedenfor.</text:span></text:p>
            <text:p><text:span text:style-name="T6"/></text:p>
            <text:p><text:span text:style-name="T6">- Sub-klasser av klassen DEMOS ble noe større, max 100 Java-linjer.</text:span></text:p>
            <text:p><text:span text:style-name="T6"><text:s text:c="3"/></text:span><text:span text:style-name="T6">Jeg har ikke eksakte mål men dette er helt ubetydelig på dagens maskiner.</text:span></text:p>
            <text:p><text:span text:style-name="T6"><text:s text:c="3"/></text:span><text:span text:style-name="T6">Det meste av denne koden var initiering av globale variable, og det kan jo gjøres</text:span></text:p>
            <text:p><text:span text:style-name="T6"><text:s text:c="3"/></text:span><text:span text:style-name="T6">annerledes. <text:s/></text:span></text:p>
          </draw:text-box>
        </draw:frame>
      </draw:page>
      <draw:page draw:name="page7" draw:style-name="dp1" draw:master-page-name="Standard">
        <draw:frame draw:style-name="gr16" draw:layer="layout" svg:width="17.2cm" svg:height="2cm" svg:x="2cm" svg:y="2cm">
          <draw:text-box>
            <text:p>Eksempel: En typisk sub-klasse av Process</text:p>
          </draw:text-box>
        </draw:frame>
        <draw:frame draw:style-name="gr17" draw:text-style-name="P7" draw:layer="layout" svg:width="10.8cm" svg:height="5.947cm" svg:x="3.1cm" svg:y="6.3cm">
          <draw:text-box>
            <text:p><text:span text:style-name="T38">Process </text:span><text:span text:style-name="T39">class</text:span><text:span text:style-name="T38"> Person; </text:span><text:span text:style-name="T39">begin</text:span><text:span text:style-name="T38"> </text:span></text:p>
            <text:p><text:span text:style-name="T38"><text:s text:c="6"/></text:span><text:span text:style-name="T39">while</text:span><text:span text:style-name="T38"> </text:span><text:span text:style-name="T39">true</text:span><text:span text:style-name="T38"> </text:span><text:span text:style-name="T39">do</text:span><text:span text:style-name="T38"> </text:span><text:span text:style-name="T39">begin</text:span><text:span text:style-name="T38"> </text:span></text:p>
            <text:p><text:span text:style-name="T38"><text:s text:c="9"/></text:span><text:span text:style-name="T38">Hold(Normal(12, 4, U)); </text:span></text:p>
            <text:p><text:span text:style-name="T38"><text:s text:c="9"/></text:span><text:span text:style-name="T38">fittingroom1.request; <text:s/></text:span></text:p>
            <text:p><text:span text:style-name="T38"><text:s text:c="9"/></text:span><text:span text:style-name="T38">Hold(Normal(3, 1, U)); </text:span></text:p>
            <text:p><text:span text:style-name="T38"><text:s text:c="9"/></text:span><text:span text:style-name="T38">fittingroom1.leave; </text:span></text:p>
            <text:p><text:span text:style-name="T38"><text:s text:c="6"/></text:span><text:span text:style-name="T39">end</text:span><text:span text:style-name="T38">; </text:span></text:p>
            <text:p><text:span text:style-name="T39">end</text:span><text:span text:style-name="T38">; </text:span></text:p>
          </draw:text-box>
        </draw:frame>
        <draw:frame draw:style-name="gr18" draw:text-style-name="P6" draw:layer="layout" svg:width="17.1cm" svg:height="7.8cm" svg:x="2.2cm" svg:y="15.1cm">
          <draw:text-box>
            <text:p text:style-name="P3"><text:span text:style-name="T12"><text:s text:c="4"/></text:span><text:span text:style-name="T11">public</text:span><text:span text:style-name="T12"> FittingRoom$Person STM$() {</text:span></text:p>
            <text:p text:style-name="P3"><text:span text:style-name="T12"><text:s text:c="8"/></text:span><text:span text:style-name="T14">// Linkage: No code before inner</text:span></text:p>
            <text:p text:style-name="P3"><text:span text:style-name="T12"><text:s text:c="8"/></text:span><text:span text:style-name="T14">// Link: <text:s text:c="3"/>No code before inner</text:span></text:p>
            <text:p text:style-name="P3"><text:span text:style-name="T12"><text:s text:c="8"/></text:span><text:span text:style-name="T12">detach(); <text:s text:c="2"/></text:span><text:span text:style-name="T14">// Process: Before inner</text:span></text:p>
            <text:p text:style-name="P3"><text:span text:style-name="T12"><text:s text:c="8"/></text:span><text:span text:style-name="T14">// Person: <text:s/>Code before inner</text:span></text:p>
            <text:p text:style-name="P3"><text:span text:style-name="T12"><text:s text:c="8"/></text:span><text:span text:style-name="T11">while</text:span><text:span text:style-name="T12">(</text:span><text:span text:style-name="T11">true</text:span><text:span text:style-name="T12">) {</text:span></text:p>
            <text:p text:style-name="P3"><text:span text:style-name="T12"><text:s text:c="8"/></text:span><text:span text:style-name="T12"><text:tab/></text:span><text:span text:style-name="T12">hold(normal(12,4,</text:span><text:span text:style-name="T13">U)</text:span><text:span text:style-name="T12">);</text:span></text:p>
            <text:p text:style-name="P3"><text:span text:style-name="T12"><text:s text:c="8"/></text:span><text:span text:style-name="T12"><text:tab/></text:span><text:span text:style-name="T11">new</text:span><text:span text:style-name="T12"> request(</text:span><text:span text:style-name="T13">fittingRoom1</text:span><text:span text:style-name="T12">);</text:span></text:p>
            <text:p text:style-name="P3"><text:span text:style-name="T12"><text:s text:c="8"/></text:span><text:span text:style-name="T12"><text:tab/></text:span><text:span text:style-name="T12">hold(normal(3,1,</text:span><text:span text:style-name="T13">U)</text:span><text:span text:style-name="T12">);</text:span></text:p>
            <text:p text:style-name="P3"><text:span text:style-name="T12"><text:s text:c="8"/></text:span><text:span text:style-name="T12"><text:tab/></text:span><text:span text:style-name="T11">new</text:span><text:span text:style-name="T12"> leave(</text:span><text:span text:style-name="T13">fittingRoom1</text:span><text:span text:style-name="T12">);</text:span></text:p>
            <text:p text:style-name="P3"><text:span text:style-name="T12"><text:s text:c="8"/></text:span><text:span text:style-name="T12">}</text:span></text:p>
            <text:p text:style-name="P3"><text:span text:style-name="T12"><text:s text:c="8"/></text:span><text:span text:style-name="T14">// Person: <text:s/>No code after inner</text:span></text:p>
            <text:p text:style-name="P3"><text:span text:style-name="T12"><text:s text:c="8"/></text:span><text:span text:style-name="T12">terminate(); </text:span><text:span text:style-name="T14">// Process: After inner</text:span></text:p>
            <text:p text:style-name="P3"><text:span text:style-name="T12"><text:s text:c="8"/></text:span><text:span text:style-name="T14">// Link: <text:s text:c="3"/>No code after inner</text:span></text:p>
            <text:p text:style-name="P3"><text:span text:style-name="T12"><text:s text:c="8"/></text:span><text:span text:style-name="T14">// Linkage: No code after inner</text:span></text:p>
            <text:p text:style-name="P3"><text:span text:style-name="T12"><text:s text:c="8"/></text:span><text:span text:style-name="T12">EBLK();</text:span></text:p>
            <text:p text:style-name="P3"><text:span text:style-name="T12"><text:s text:c="8"/></text:span><text:span text:style-name="T11">return</text:span><text:span text:style-name="T12">(</text:span><text:span text:style-name="T11">this</text:span><text:span text:style-name="T12">);</text:span></text:p>
            <text:p text:style-name="P3"><text:span text:style-name="T12"><text:s text:c="4"/></text:span><text:span text:style-name="T1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9-18T11:28:38.56</meta:creation-date>
    <dc:date>2019-07-16T12:38:35.93</dc:date>
    <dc:creator>Øystein Myhre Andersen</dc:creator>
    <meta:editing-duration>P2DT23H44M17S</meta:editing-duration>
    <meta:editing-cycles>27</meta:editing-cycles>
    <meta:generator>OpenOffice/4.1.5$Win32 OpenOffice.org_project/415m1$Build-9789</meta:generator>
    <meta:document-statistic meta:object-count="22"/>
  </office:meta>
</office:document-meta>
</file>